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2e1" officeooo:paragraph-rsid="00101e1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6141" officeooo:paragraph-rsid="00101e1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d6141" officeooo:paragraph-rsid="00101e15"/>
    </style:style>
    <style:style style:name="P4" style:family="paragraph" style:parent-style-name="Standard">
      <style:text-properties officeooo:rsid="000d6141" officeooo:paragraph-rsid="00101e15"/>
    </style:style>
    <style:style style:name="P5" style:family="paragraph" style:parent-style-name="Standard">
      <style:text-properties officeooo:rsid="004b3ba6" officeooo:paragraph-rsid="00101e15"/>
    </style:style>
    <style:style style:name="P6" style:family="paragraph" style:parent-style-name="Standard">
      <style:text-properties officeooo:rsid="00101e15" officeooo:paragraph-rsid="00101e15"/>
    </style:style>
    <style:style style:name="P7" style:family="paragraph" style:parent-style-name="Standard">
      <style:text-properties officeooo:rsid="001034c7" officeooo:paragraph-rsid="001034c7"/>
    </style:style>
    <style:style style:name="P8" style:family="paragraph" style:parent-style-name="Standard">
      <style:text-properties officeooo:rsid="0010dd24" officeooo:paragraph-rsid="00125bbb"/>
    </style:style>
    <style:style style:name="P9" style:family="paragraph" style:parent-style-name="Standard">
      <style:text-properties officeooo:rsid="00125bbb" officeooo:paragraph-rsid="00125bbb"/>
    </style:style>
    <style:style style:name="P10" style:family="paragraph" style:parent-style-name="Standard">
      <style:text-properties fo:font-weight="bold" officeooo:rsid="00125bbb" officeooo:paragraph-rsid="00125bbb" style:font-weight-asian="bold" style:font-weight-complex="bold"/>
    </style:style>
    <style:style style:name="P11" style:family="paragraph" style:parent-style-name="Standard">
      <style:text-properties fo:font-weight="bold" officeooo:rsid="0014a754" officeooo:paragraph-rsid="0014a754" style:font-weight-asian="bold" style:font-weight-complex="bold"/>
    </style:style>
    <style:style style:name="P12" style:family="paragraph" style:parent-style-name="Standard">
      <style:text-properties officeooo:rsid="00133bbf" officeooo:paragraph-rsid="00133bbf"/>
    </style:style>
    <style:style style:name="P13" style:family="paragraph" style:parent-style-name="Standard">
      <style:text-properties officeooo:rsid="00146ae7" officeooo:paragraph-rsid="00146ae7"/>
    </style:style>
    <style:style style:name="P14" style:family="paragraph" style:parent-style-name="Standard">
      <style:text-properties officeooo:rsid="0014a754" officeooo:paragraph-rsid="0014a754"/>
    </style:style>
    <style:style style:name="P15" style:family="paragraph" style:parent-style-name="Standard">
      <style:text-properties officeooo:rsid="0015b902" officeooo:paragraph-rsid="0015b902"/>
    </style:style>
    <style:style style:name="P16" style:family="paragraph" style:parent-style-name="Standard">
      <style:text-properties officeooo:rsid="001c3feb" officeooo:paragraph-rsid="001c3feb"/>
    </style:style>
    <style:style style:name="P17" style:family="paragraph" style:parent-style-name="Standard">
      <style:text-properties officeooo:rsid="001cbd42" officeooo:paragraph-rsid="001cbd42"/>
    </style:style>
    <style:style style:name="P18" style:family="paragraph" style:parent-style-name="Standard">
      <style:text-properties officeooo:rsid="001cbd42" officeooo:paragraph-rsid="001db4d3"/>
    </style:style>
    <style:style style:name="P19" style:family="paragraph" style:parent-style-name="Standard">
      <style:text-properties officeooo:rsid="001db4d3" officeooo:paragraph-rsid="0023a6f0"/>
    </style:style>
    <style:style style:name="P20" style:family="paragraph" style:parent-style-name="Standard">
      <style:text-properties officeooo:rsid="001f249a" officeooo:paragraph-rsid="001f249a"/>
    </style:style>
    <style:style style:name="T1" style:family="text">
      <style:text-properties officeooo:rsid="00101e1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34c7" style:font-style-asian="normal" style:font-style-complex="normal"/>
    </style:style>
    <style:style style:name="T4" style:family="text">
      <style:text-properties fo:font-style="normal" officeooo:rsid="00125bbb" style:font-style-asian="normal" style:font-style-complex="normal"/>
    </style:style>
    <style:style style:name="T5" style:family="text">
      <style:text-properties fo:font-style="normal" officeooo:rsid="0023a6f0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à la cryptologie<text:span text:style-name="T1"> symétrique</text:span></text:p>
      <text:p text:style-name="P3">Eric Filiol</text:p>
      <text:p text:style-name="P4"/>
      <text:p text:style-name="P1"/>
      <text:p text:style-name="P5"><text:span text:style-name="T2">La théorie de l'information est la base de la crypto symétrique</text:span></text:p>
      <text:p text:style-name="P6"><text:span text:style-name="T2"><text:tab/>Ces propriétés sont plus fortes, pas seulement basées sur "il est </text:span><text:span text:style-name="T3">supposé très difficile de".</text:span></text:p>
      <text:p text:style-name="P6"><text:span text:style-name="T2"/></text:p>
      <text:p text:style-name="P6"><text:span text:style-name="T2"/></text:p>
      <text:p text:style-name="P7"><text:span text:style-name="T2">Dans les théorèmes de Shannon, on dit qu'il y a :</text:span></text:p>
      <text:p text:style-name="P7"><text:span text:style-name="T2"><text:tab/>- théorème d'existence d'une façon d'écrire une information de façon la plus économique <text:tab/><text:tab/>possible (en fait, sur le nombre de bits équivalent à l'entropie).</text:span></text:p>
      <text:p text:style-name="P7"><text:span text:style-name="T2"><text:tab/>- théorème du secret parfait. L'équivocation c'est l'entropie (donc le secret) qu'il me reste une <text:tab/><text:tab/>fois que le chiffré a été capturé (ce qui est normal est inévitable).</text:span></text:p>
      <text:p text:style-name="P7"><text:span text:style-name="T2"><text:tab/><text:tab/>Il y a donc équivocation sur les deux secrets : la clef et le clair.</text:span></text:p>
      <text:p text:style-name="P7"><text:span text:style-name="T2"/></text:p>
      <text:p text:style-name="P7"><text:span text:style-name="T2"><text:tab/><text:tab/>Secret parfait = capturer le chiffré ne donne aucune information supplémentaire. <text:tab/><text:tab/><text:tab/>Seule solution restante : bruteforce tous les clairs possibles, donc impossible niveau <text:tab/><text:tab/><text:tab/>sens. On ne peut pas bruteforce la clef pour essayer de retrouver le chiffré.</text:span></text:p>
      <text:p text:style-name="P7"><text:span text:style-name="T2"><text:tab/>ie : indépendance totale entre n'importe quel cryptogramme et n'importe quel message</text:span></text:p>
      <text:p text:style-name="P7"><text:span text:style-name="T2"/></text:p>
      <text:p text:style-name="P7"><text:span text:style-name="T2"><text:tab/><text:tab/>Dès qu'il n'y a pas autant de clefs que de messages (donc des clefs de la même taille), <text:tab/><text:tab/><text:tab/>le secret n'est donc pas parfait. On peut dès lors bruteforce la clef.</text:span><text:span text:style-name="T4"> </text:span></text:p>
      <text:p text:style-name="P7"><text:span text:style-name="T2"/></text:p>
      <text:p text:style-name="P9"><text:span text:style-name="T2"><text:tab/><text:tab/>Seul secret parfait : chiffre de Vernam.</text:span></text:p>
      <text:p text:style-name="P7"><text:span text:style-name="T2"/></text:p>
      <text:p text:style-name="P7"><text:span text:style-name="T2"/></text:p>
      <text:p text:style-name="P8"><text:span text:style-name="T2">Pas de définition mathématique de l'aléatoire ; on le définit par rapport à des tests (</text:span><text:span text:style-name="T6">simulabilité de <text:tab/>tests</text:span><text:span text:style-name="T2">). Réference pour ces tests : FIPS140 ; implémenté dans un logiciel libre STS <text:tab/>(Statistical Test Suite).</text:span></text:p>
      <text:p text:style-name="P8"><text:span text:style-name="T4">On pourra TOUJOURS définir un test supplémentaire qui introduira un cassage de l'aléatoire ; on ne <text:tab/>peut définir l'aléatoire que relativement.</text:span></text:p>
      <text:p text:style-name="P10"><text:span text:style-name="T2">On définit donc l'aléatoire par le fait que ça n'est pas reproductible.</text:span></text:p>
      <text:p text:style-name="P9"><text:span text:style-name="T2"/></text:p>
      <text:p text:style-name="P9"><text:span text:style-name="T2"/></text:p>
      <text:p text:style-name="P12"><text:span text:style-name="T2">Deux types de familles d'attaques :</text:span></text:p>
      <text:p text:style-name="P12"><text:span text:style-name="T2"><text:tab/>- Corrélation (il y a un lien entre le chiffré et le clair).</text:span></text:p>
      <text:p text:style-name="P12"><text:span text:style-name="T2"><text:tab/>- </text:span></text:p>
      <text:p text:style-name="P12"><text:span text:style-name="T2"/></text:p>
      <text:p text:style-name="P12"><text:span text:style-name="T2"/></text:p>
      <text:p text:style-name="P13"><text:span text:style-name="T2">Gros volume, rapide, résistant aux erreurs : chiffrement par flots plutôt que par bloc.</text:span></text:p>
      <text:p text:style-name="P13"><text:span text:style-name="T2"/></text:p>
      <text:p text:style-name="P13"><text:span text:style-name="T2"/></text:p>
      <text:p text:style-name="P11"><text:span text:style-name="T2">Chiffrement par bloc</text:span></text:p>
      <text:p text:style-name="P14"><text:span text:style-name="T2"/></text:p>
      <text:p text:style-name="P15"><text:span text:style-name="T2">Diffusion et confusion (voir pdf de Filiol).</text:span></text:p>
      <text:p text:style-name="P15"><text:span text:style-name="T2"><text:tab/>Ajouter des tours rajoute de la diffusion et de la confusion.</text:span></text:p>
      <text:p text:style-name="P15"><text:span text:style-name="T2"><text:tab/>Il n'y a pas d'étude formelle sur le compte du nombre de tours minimum, il faut <text:tab/> <text:s/><text:tab/><text:tab/><text:tab/>expérimenter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<text:soft-page-break/><text:span text:style-name="T2">Cryptanalyse différentielle et cryptanalyse linéaire ; les 2 cryptanalyses les plus utilisées.</text:span></text:p>
      <text:p text:style-name="P18"/>
      <text:p text:style-name="P18"><text:span text:style-name="T2"><text:tab/>On considère qu'on a l'algo, donc on a des couples clair/crypto.</text:span></text:p>
      <text:p text:style-name="P20"><text:span text:style-name="T2"><text:tab/>Mais il peut falloir 2^47 (pour le DES par exemple) couples clair/chiffré pour faire ça...</text:span></text:p>
      <text:p text:style-name="P20"><text:span text:style-name="T2"/></text:p>
      <text:p text:style-name="P17"><text:span text:style-name="T2"><text:tab/>Principe général : attaque sur le dernier tour (on considère le reste en boîte noire).</text:span></text:p>
      <text:p text:style-name="P19"><text:span text:style-name="T2"><text:tab/><text:tab/>On </text:span><text:span text:style-name="T5">cherche</text:span><text:span text:style-name="T2"> un biais statistique</text:span><text:span text:style-name="T5"> </text:span><text:span text:style-name="T2">sur le dernier tour</text:span><text:span text:style-name="T5"> sur un ou plusieurs bits</text:span><text:span text:style-name="T2"> </text:span><text:span text:style-name="T5">(!= 1/2). <text:tab/><text:tab/> </text:span><text:span text:style-name="T2">C'est là que la différence se fait entre les cryptanalyses différentielle et linéaire</text:span><text:span text:style-name="T5">.</text:span></text:p>
      <text:p text:style-name="P20"><text:span text:style-name="T2"/></text:p>
      <text:p text:style-name="P2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6:33:33.250017877</meta:creation-date>
    <dc:date>2016-10-12T18:03:36.630591825</dc:date>
    <meta:editing-duration>PT45M34S</meta:editing-duration>
    <meta:editing-cycles>12</meta:editing-cycles>
    <meta:generator>LibreOffice/5.2.2.2.0$Linux_X86_64 LibreOffice_project/20m0$Build-2</meta:generator>
    <meta:document-statistic meta:table-count="0" meta:image-count="0" meta:object-count="0" meta:page-count="2" meta:paragraph-count="28" meta:word-count="419" meta:character-count="2551" meta:non-whitespace-character-count="2112"/>
  </office:meta>
</office:document-meta>
</file>